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>
        <style:tab-stops>
          <style:tab-stop style:position="1.5311in"/>
        </style:tab-stops>
      </style:paragraph-properties>
    </style:style>
    <style:style style:name="P2" style:family="paragraph" style:parent-style-name="List_20_Paragraph" style:list-style-name="WWNum3">
      <style:text-properties officeooo:rsid="00042964" officeooo:paragraph-rsid="00042964"/>
    </style:style>
    <style:style style:name="P3" style:family="paragraph" style:parent-style-name="List_20_Paragraph" style:list-style-name="WWNum2">
      <style:text-properties officeooo:rsid="00043299" officeooo:paragraph-rsid="00043299"/>
    </style:style>
    <style:style style:name="T1" style:family="text">
      <style:text-properties officeooo:rsid="00042964"/>
    </style:style>
    <style:style style:name="T2" style:family="text">
      <style:text-properties officeooo:rsid="00043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Paper <text:span text:style-name="T1">9</text:span>:</text:p>
      <text:p text:style-name="Standard">Which of the following is NOT True?</text:p>
      <text:p text:style-name="Standard">Options</text:p>
      <text:list xml:id="list6869568285800752641" text:style-name="WWNum3">
        <text:list-item>
          <text:p text:style-name="P2">The measurement matrix has a of rank 3.</text:p>
        </text:list-item>
        <text:list-item>
          <text:p text:style-name="P2">The robustness of the factorization method enables to use an image sequence with a very short interval between frames.</text:p>
        </text:list-item>
        <text:list-item>
          <text:p text:style-name="P2">The factorization method enables to recover shape and structure without computing depth as intermediate step.</text:p>
        </text:list-item>
        <text:list-item>
          <text:p text:style-name="P2">All statements are True</text:p>
        </text:list-item>
      </text:list>
      <text:p text:style-name="Standard">Answer: </text:p>
      <text:p text:style-name="Standard">Option d</text:p>
      <text:p text:style-name="Standard"/>
      <text:p text:style-name="Standard">Paper <text:span text:style-name="T1">10</text:span>:</text:p>
      <text:p text:style-name="Standard">Which of the following <text:span text:style-name="T2">methods is used to minimize the loss function to reduce the projection error?</text:span></text:p>
      <text:p text:style-name="Standard">Options</text:p>
      <text:list xml:id="list838938967071617916" text:style-name="WWNum2">
        <text:list-item>
          <text:p text:style-name="P3">Image registration</text:p>
        </text:list-item>
        <text:list-item>
          <text:p text:style-name="P3">Triangulation</text:p>
        </text:list-item>
        <text:list-item>
          <text:p text:style-name="P3">Bundle Adjustment</text:p>
        </text:list-item>
        <text:list-item>
          <text:p text:style-name="P3">Matching</text:p>
        </text:list-item>
      </text:list>
      <text:p text:style-name="Standard">Answer:</text:p>
      <text:p text:style-name="Standard">Option <text:span text:style-name="T2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</meta:initial-creator>
    <meta:editing-cycles>11</meta:editing-cycles>
    <meta:creation-date>2018-03-13T20:44:00</meta:creation-date>
    <dc:date>2018-03-27T22:45:32.226415495</dc:date>
    <meta:editing-duration>PT2H19M8S</meta:editing-duration>
    <meta:generator>LibreOffice/5.1.6.2$Linux_X86_64 LibreOffice_project/10m0$Build-2</meta:generator>
    <meta:document-statistic meta:table-count="0" meta:image-count="0" meta:object-count="0" meta:page-count="1" meta:paragraph-count="18" meta:word-count="96" meta:character-count="558" meta:non-whitespace-character-count="4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